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normal" style:text-underline-style="none" style:font-size-asian="13pt" style:font-style-asian="normal" style:font-size-complex="13pt" style:font-style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7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7" table:default-cell-style-name="ce4"/>
        <table:table-column table:style-name="co2" table:number-columns-repeated="2"/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31" office:value-type="date" office:date-value="2025-10-01" calcext:value-type="date">
            <text:p>2025-10-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Hours/Week (a)</text:p>
          </table:table-cell>
          <table:table-cell table:formula="of:=8*2" office:value-type="float" office:value="16" calcext:value-type="float">
            <text:p>16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Hours/Week (b)</text:p>
          </table:table-cell>
          <table:table-cell table:formula="of:=[.B3]-[.B4]" office:value-type="float" office:value="24" calcext:value-type="float">
            <text:p>2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2]+([.B11]*[.C11]/[.$B$3]*7)" office:value-type="date" office:date-value="2025-10-29" calcext:value-type="date">
            <text:p>2025-10-29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]+([.B12]*[.C12]/[.$B$3]*7)" office:value-type="date" office:date-value="2025-11-12T16:48:00" calcext:value-type="date">
            <text:p>2025-11-12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2]+([.B13]*[.C13]/[.$B$3]*7)" office:value-type="date" office:date-value="2025-12-09T07:12:00" calcext:value-type="date">
            <text:p>2025-12-09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D13]+([.B14]*[.C14]/[.$B$3]*7)+15" office:value-type="date" office:date-value="2026-01-28T07:12:00" calcext:value-type="date">
            <text:p>2026-01-28</text:p>
          </table:table-cell>
          <table:table-cell table:style-name="ce24" office:value-type="string" calcext:value-type="string">
            <text:p>+15d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14]+([.B15]*[.C15]/[.$B$3]*7)" office:value-type="date" office:date-value="2026-03-08T12:00:00" calcext:value-type="date">
            <text:p>2026-03-08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5]+([.B16]*[.C16]/[.$B$3]*7)" office:value-type="date" office:date-value="2026-04-02T16:48:00" calcext:value-type="date">
            <text:p>2026-04-02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6]+([.B17]*[.C17]/[.$B$3]*7)" office:value-type="date" office:date-value="2026-05-13T15:36:00" calcext:value-type="date">
            <text:p>2026-05-13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7]+([.B20]*[.C20]/[.$B$3]*7)" office:value-type="date" office:date-value="2026-06-02T06:00:00" calcext:value-type="date">
            <text:p>2026-06-02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Core program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0]+([.B23]*[.C23]/[.$B$3]*7)" office:value-type="date" office:date-value="2026-06-22T17:24:00" calcext:value-type="date">
            <text:p>2026-06-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3]+([.B24]*[.C24]/[.$B$3]*7)" office:value-type="date" office:date-value="2026-07-10T22:12:00" calcext:value-type="date">
            <text:p>2026-07-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4]+([.B25]*[.C25]/[.$B$3]*7)" office:value-type="date" office:date-value="2026-07-22T11:24:00" calcext:value-type="date">
            <text:p>2026-07-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5]+([.B26]*[.C26]/[.$B$3]*7)" office:value-type="date" office:date-value="2026-08-09T16:12:00" calcext:value-type="date">
            <text:p>2026-08-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26]+([.B27]*[.C27]/[.$B$3]*7)" office:value-type="date" office:date-value="2026-08-12T11:24:00" calcext:value-type="date">
            <text:p>2026-08-12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7]+([.B30]*[.C30]/[.$B$3]*7)" office:value-type="date" office:date-value="2026-08-30T16:12:00" calcext:value-type="date">
            <text:p>2026-08-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0]+([.B31]*[.C31]/[.$B$3]*7)" office:value-type="date" office:date-value="2026-09-17T21:00:00" calcext:value-type="date">
            <text:p>2026-09-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31]+([.B32]*[.C32]/[.$B$3]*7)" office:value-type="date" office:date-value="2026-09-26T06:36:00" calcext:value-type="date">
            <text:p>2026-09-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2]+([.B33]*[.C33]/[.$B$3]*7)" office:value-type="date" office:date-value="2026-10-07T15:36:00" calcext:value-type="date">
            <text:p>2026-10-07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table:formula="of:=[.D33]+([.B36]*[.C36]/[.$B$3]*7)" office:value-type="date" office:date-value="2026-10-11T20:24:00" calcext:value-type="date">
            <text:p>2026-10-11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6]+([.B39]*[.C39]/[.$B$3]*7)" office:value-type="date" office:date-value="2026-10-22T08:24:00" calcext:value-type="date">
            <text:p>2026-10-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39]+([.B40]*[.C40]/[.$B$3]*7)" office:value-type="date" office:date-value="2026-11-07T02:24:00" calcext:value-type="date">
            <text:p>2026-11-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0]+([.B41]*[.C41]/[.$B$3]*7)" office:value-type="date" office:date-value="2026-11-22T12:00:00" calcext:value-type="date">
            <text:p>2026-11-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1]+([.B42]*[.C42]/[.$B$3]*7)" office:value-type="date" office:date-value="2026-12-03T16:48:00" calcext:value-type="date">
            <text:p>2026-12-03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2]+([.B45]*[.C45]/[.$B$3]*7)" office:value-type="date" office:date-value="2026-12-12T02:24:00" calcext:value-type="date">
            <text:p>2026-12-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5]+([.B46]*[.C46]/[.$B$3]*7)" office:value-type="date" office:date-value="2026-12-20T12:00:00" calcext:value-type="date">
            <text:p>2026-12-20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6]+([.B49]*[.C49]/[.$B$3]*7)" office:value-type="date" office:date-value="2027-01-04T21:36:00" calcext:value-type="date">
            <text:p>2027-01-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49]+([.B50]*[.C50]/[.$B$3]*7)" office:value-type="date" office:date-value="2027-01-07T16:48:00" calcext:value-type="date">
            <text:p>2027-01-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0]+([.B51]*[.C51]/[.$B$3]*7)" office:value-type="date" office:date-value="2027-01-10T12:00:00" calcext:value-type="date">
            <text:p>2027-01-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1]+([.B52]*[.C52]/[.$B$3]*7)" office:value-type="date" office:date-value="2027-01-14" calcext:value-type="date">
            <text:p>2027-01-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2]+([.B53]*[.C53]/[.$B$3]*7)" office:value-type="date" office:date-value="2027-01-17T12:00:00" calcext:value-type="date">
            <text:p>2027-01-17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3]+([.B56]*[.C56]/[.$B$3]*7)" office:value-type="date" office:date-value="2027-01-21" calcext:value-type="date">
            <text:p>2027-01-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6]+([.B57]*[.C57]/[.$B$3]*7)" office:value-type="date" office:date-value="2027-01-24T12:00:00" calcext:value-type="date">
            <text:p>2027-01-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7]+([.B58]*[.C58]/[.$B$3]*7)" office:value-type="date" office:date-value="2027-01-28" calcext:value-type="date">
            <text:p>2027-01-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58]+([.B59]*[.C59]/[.$B$3]*7)" office:value-type="date" office:date-value="2027-02-14T07:48:00" calcext:value-type="date">
            <text:p>2027-02-1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59]+([.B60]*[.C60]/[.$B$3]*7)" office:value-type="date" office:date-value="2027-02-26T22:12:00" calcext:value-type="date">
            <text:p>2027-02-2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60]+([.B61]*[.C61]/[.$B$3]*7)" office:value-type="date" office:date-value="2027-03-08T09:00:00" calcext:value-type="date">
            <text:p>2027-03-08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61]+([.B64]*[.C64]/[.$B$3]*7)" office:value-type="date" office:date-value="2027-03-11T12:36:00" calcext:value-type="date">
            <text:p>2027-03-11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9" table:formula="of:=[.D64]+([.B65]*[.C65]/[.$B$3]*7)" office:value-type="date" office:date-value="2027-03-12T22:12:00" calcext:value-type="date">
            <text:p>2027-03-12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8" table:formula="of:=[.D65]+([.B66]*[.C66]/[.$B$3]*7)" office:value-type="date" office:date-value="2027-03-14T12:00:00" calcext:value-type="date">
            <text:p>2027-03-14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17" table:number-columns-repeated="3"/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programming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66]+([.B70]*[.C70]/[.$B$3]*7)" office:value-type="date" office:date-value="2027-03-19T09:36:00" calcext:value-type="date">
            <text:p>2027-03-1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0]+([.B71]*[.C71]/[.$B$3]*7)" office:value-type="date" office:date-value="2027-03-30T10:12:00" calcext:value-type="date">
            <text:p>2027-03-3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71]+([.B72]*[.C72]/[.$B$3]*7)" office:value-type="date" office:date-value="2027-04-16T13:48:00" calcext:value-type="date">
            <text:p>2027-04-1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2]+([.B73]*[.C73]/[.$B$3]*7)" office:value-type="date" office:date-value="2027-05-01T06:36:00" calcext:value-type="date">
            <text:p>2027-05-0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3]+([.B74]*[.C74]/[.$B$3]*7)" office:value-type="date" office:date-value="2027-05-09T16:12:00" calcext:value-type="date">
            <text:p>2027-05-0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74]+([.B75]*[.C75]/[.$B$3]*7)" office:value-type="date" office:date-value="2027-05-13T21:00:00" calcext:value-type="date">
            <text:p>2027-05-13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6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5]+([.B78]*[.C78]/[.$B$3]*7)" office:value-type="date" office:date-value="2027-05-24T09:00:00" calcext:value-type="date">
            <text:p>2027-05-24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8]+([.B79]*[.C79]/[.$B$3]*7)" office:value-type="date" office:date-value="2027-06-03T21:00:00" calcext:value-type="date">
            <text:p>2027-06-03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9]+([.B80]*[.C80]/[.$B$3]*7)" office:value-type="date" office:date-value="2027-06-14T09:00:00" calcext:value-type="date">
            <text:p>2027-06-14</text:p>
          </table:table-cell>
          <table:table-cell table:number-columns-repeated="16378"/>
        </table:table-row>
        <table:table-row table:style-name="ro1">
          <table:table-cell table:style-name="ce16"/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4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5"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37" table:formula="of:=[.D80]+([.B83]*[.C83]/[.$B$3]*7)" office:value-type="date" office:date-value="2027-07-07T03:00:00" calcext:value-type="date">
            <text:p>2027-07-0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3]+([.B84]*[.C84]/[.$B$3]*7)" office:value-type="date" office:date-value="2027-07-29T12:36:00" calcext:value-type="date">
            <text:p>2027-07-2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4]+([.B85]*[.C85]/[.$B$3]*7)" office:value-type="date" office:date-value="2027-08-02T17:24:00" calcext:value-type="date">
            <text:p>2027-08-02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Information Security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5]+([.B88]*[.C88]/[.$B$3]*7)" office:value-type="date" office:date-value="2027-08-07T02:24:00" calcext:value-type="date">
            <text:p>2027-08-0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88]+([.B89]*[.C89]/[.$B$3]*7)" office:value-type="date" office:date-value="2027-08-08T16:12:00" calcext:value-type="date">
            <text:p>2027-08-08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89]+([.B90]*[.C90]/[.$B$3]*7)" office:value-type="date" office:date-value="2027-08-10T06:00:00" calcext:value-type="date">
            <text:p>2027-08-1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0]+([.B91]*[.C91]/[.$B$3]*7)" office:value-type="date" office:date-value="2027-08-12T16:48:00" calcext:value-type="date">
            <text:p>2027-08-12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1]+([.B92]*[.C92]/[.$B$3]*7)" office:value-type="date" office:date-value="2027-08-15T03:36:00" calcext:value-type="date">
            <text:p>2027-08-1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2]+([.B93]*[.C93]/[.$B$3]*7)" office:value-type="date" office:date-value="2027-08-17T14:24:00" calcext:value-type="date">
            <text:p>2027-08-17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formula="of:=[.D93]+([.B96]*[.C96]/[.$B$3]*7)" office:value-type="date" office:date-value="2027-09-11T02:24:00" calcext:value-type="date">
            <text:p>2027-09-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96]+([.B97]*[.C97]/[.$B$3]*7)" office:value-type="date" office:date-value="2027-10-10T12:00:00" calcext:value-type="date">
            <text:p>2027-10-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97]+([.B98]*[.C98]/[.$B$3]*7)" office:value-type="date" office:date-value="2027-11-08T21:36:00" calcext:value-type="date">
            <text:p>2027-11-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98]+([.B99]*[.C99]/[.$B$3]*7)" office:value-type="date" office:date-value="2027-11-19T09:36:00" calcext:value-type="date">
            <text:p>2027-11-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99]+([.B100]*[.C100]/[.$B$3]*7)" office:value-type="date" office:date-value="2027-12-10T09:36:00" calcext:value-type="date">
            <text:p>2027-12-10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00]+([.B103]*[.C103]/[.$B$3]*7)" office:value-type="date" office:date-value="2027-12-20T21:36:00" calcext:value-type="date">
            <text:p>2027-12-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103]+([.B104]*[.C104]/[.$B$3]*7)" office:value-type="date" office:date-value="2027-12-31T09:36:00" calcext:value-type="date">
            <text:p>2027-12-31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14" office:value-type="string" calcext:value-type="string">
            <text:p>Final project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9" table:formula="of:=[.D104]+([.B107]*[.C107]/[.$B$3]*7)" office:value-type="date" office:date-value="2028-01-31T21:36:00" calcext:value-type="date">
            <text:p>2028-01-3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07]+([.B108]*[.C108]/[.$B$3]*7)" office:value-type="date" office:date-value="2028-02-19T02:24:00" calcext:value-type="date">
            <text:p>2028-02-1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08]+([.B109]*[.C109]/[.$B$3]*7)" office:value-type="date" office:date-value="2028-03-11T02:24:00" calcext:value-type="date">
            <text:p>2028-03-1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09]+([.B110]*[.C110]/[.$B$3]*7)" office:value-type="date" office:date-value="2028-04-01T02:24:00" calcext:value-type="date">
            <text:p>2028-04-0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10]+([.B111]*[.C111]/[.$B$3]*7)" office:value-type="date" office:date-value="2028-04-16T20:24:00" calcext:value-type="date">
            <text:p>2028-04-1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1]+([.B112]*[.C112]/[.$B$3]*7)" office:value-type="date" office:date-value="2028-05-07T20:24:00" calcext:value-type="date">
            <text:p>2028-05-0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2]+([.B113]*[.C113]/[.$B$3]*7)" office:value-type="date" office:date-value="2028-06-06T22:48:00" calcext:value-type="date">
            <text:p>2028-06-0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3]+([.B114]*[.C114]/[.$B$3]*7)" office:value-type="date" office:date-value="2028-07-02T07:48:00" calcext:value-type="date">
            <text:p>2028-07-02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114]+([.B115]*[.C115]/[.$B$3]*7)" office:value-type="date" office:date-value="2028-07-07T13:48:00" calcext:value-type="date">
            <text:p>2028-07-07</text:p>
          </table:table-cell>
          <table:table-cell table:number-columns-repeated="16378"/>
        </table:table-row>
        <table:table-row table:style-name="ro1" table:number-rows-repeated="1048437">
          <table:table-cell table:number-columns-repeated="16382"/>
        </table:table-row>
        <table:table-row table:style-name="ro3" table:number-rows-repeated="23">
          <table:table-cell table:number-columns-repeated="16382"/>
        </table:table-row>
        <table:table-row table:style-name="ro4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 style:data-style-name="N2" text:time-value="09:28:02.6397123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9:32:31.319607835</meta:creation-date>
    <dc:date>2026-04-06T09:28:46.210201069</dc:date>
    <meta:editing-duration>PT4H12M49S</meta:editing-duration>
    <meta:editing-cycles>57</meta:editing-cycles>
    <meta:generator>LibreOffice/26.2.2.2$Linux_X86_64 LibreOffice_project/620$Build-2</meta:generator>
    <meta:document-statistic meta:table-count="1" meta:cell-count="318" meta:object-count="0"/>
  </office:meta>
</office:document-meta>
</file>